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17977d" officeooo:paragraph-rsid="0017977d" style:font-weight-asian="bold" style:font-weight-complex="bold"/>
    </style:style>
    <style:style style:name="P2" style:family="paragraph" style:parent-style-name="Standard">
      <style:paragraph-properties fo:line-height="150%" fo:text-align="end" style:justify-single-word="false"/>
      <style:text-properties fo:font-weight="normal" officeooo:rsid="0017977d" officeooo:paragraph-rsid="0017977d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weight="normal" officeooo:rsid="0017977d" officeooo:paragraph-rsid="0017977d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weight="normal" officeooo:rsid="0017977d" officeooo:paragraph-rsid="0017977d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7977d"/>
    </style:style>
    <style:style style:name="T1" style:family="text">
      <style:text-properties officeooo:rsid="0017bbf1"/>
    </style:style>
    <style:style style:name="T2" style:family="text">
      <style:text-properties fo:font-weight="normal" officeooo:rsid="0017977d" style:font-weight-asian="normal" style:font-weight-complex="normal"/>
    </style:style>
    <style:style style:name="T3" style:family="text">
      <style:text-properties fo:font-weight="normal" officeooo:rsid="0017bbf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ING DIGITAL E O ASSÉDIO DE POSTS</text:p>
      <text:p text:style-name="P2">Dennis van den Berg</text:p>
      <text:p text:style-name="P3"/>
      <text:p text:style-name="P5"><text:span text:style-name="T2"><text:tab/>Os redes sociais tem um papel crucial quando falamos sobre marketing digital e as empresas procuram a cada dia manter um contato mais próximo com os seus clientes através destas redes. Estas </text:span><text:span text:style-name="T3">empresas</text:span><text:span text:style-name="T2"> também se utilizam de estratégias como remarketing, que tem como foco enviar postagem repetidamente para clientes que já tiveram contato com seu produto de alguma forma, </text:span><text:span text:style-name="T3">com objetivo de convencer os clientes que ainda estavam em dúvida quanto ao seu produto. P</text:span><text:span text:style-name="T2">orém algumas empresas acabam ultrapassando os limites e sufocando seus clientes com postagens e e-mails indesejados. </text:span></text:p>
      <text:p text:style-name="P5"><text:span text:style-name="T2"><text:tab/>O uso desenfreado destas estratégias de marketing </text:span><text:span text:style-name="T3">e remarketing</text:span><text:span text:style-name="T2"> podem trazer pontos negativos para a empresa, como acabar sendo classificada como spam pelos mecanismos de busca e controle das redes sociais, além de passarem uma imagem ruim aos seus clientes, sendo consideradas chatas com o tempo. </text:span><text:span text:style-name="T3">Outra</text:span><text:span text:style-name="T2"> desvantagens é que , além de</text:span><text:span text:style-name="T3">ssas estratégias de marketing</text:span><text:span text:style-name="T2"> não funcionarem ou trazerem até resultados negativos para a empresa, ainda há o fato que ela possui um custo, acarretando em gastos desnecessários ou acabam se tornando recursos financeiros mal investidos. <text:s/></text:span></text:p>
      <text:p text:style-name="P4"><text:tab/>Desta forma podemos observar que existem muitas estratégias <text:span text:style-name="T1">de marketing</text:span> inovadoras e diferentes para aumentar as vendas, mas cada uma delas deve ser utilizada de forma correta, pois quando aplicadas erroneamente, além de não causarem o efeito esperado ainda podem resultar no efeito oposto e ter perdas financeiras <text:span text:style-name="T1">devido ao mal uso dos recursos. 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0:52:37.608868010</meta:creation-date>
    <dc:date>2022-04-11T11:10:52.978105408</dc:date>
    <meta:editing-duration>PT5M3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42" meta:character-count="1554" meta:non-whitespace-character-count="1310"/>
  </office:meta>
</office:document-meta>
</file>